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Обычный_20__28_веб_29_">
      <loext:graphic-properties draw:fill="solid" draw:fill-color="#fffafa" draw:fill-gradient-name="gradient" draw:fill-hatch-name="hatch"/>
      <style:paragraph-properties fo:margin-left="0in" fo:margin-right="0in" fo:margin-top="0in" fo:margin-bottom="0in" style:contextual-spacing="false" fo:line-height="150%" fo:text-align="justify" style:justify-single-word="false" fo:text-indent="0.4925in" style:auto-text-indent="false" fo:background-color="#fffafa"/>
      <style:text-properties style:font-name="Times New Roman" fo:font-size="14pt" fo:font-style="normal" style:text-underline-style="none" officeooo:paragraph-rsid="0015b5fc" style:font-size-asian="14pt" style:font-style-asian="normal" style:font-size-complex="14pt" style:font-style-complex="normal"/>
    </style:style>
    <style:style style:name="P2" style:family="paragraph" style:parent-style-name="Обычный_20__28_веб_29_">
      <loext:graphic-properties draw:fill="solid" draw:fill-color="#fffafa" draw:fill-gradient-name="gradient" draw:fill-hatch-name="hatch"/>
      <style:paragraph-properties fo:margin-left="0in" fo:margin-right="0in" fo:margin-top="0in" fo:margin-bottom="0in" style:contextual-spacing="false" fo:line-height="150%" fo:text-align="justify" style:justify-single-word="false" fo:text-indent="0.4925in" style:auto-text-indent="false" fo:background-color="#fffafa"/>
      <style:text-properties fo:color="#000000" loext:opacity="100%" style:font-name="Times New Roman" fo:font-size="14pt" fo:font-style="normal" style:text-underline-style="none" officeooo:paragraph-rsid="0015b5fc" style:font-size-asian="14pt" style:font-style-asian="normal" style:font-size-complex="14pt" style:font-style-complex="normal"/>
    </style:style>
    <style:style style:name="P3"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fo:font-style="normal" style:text-underline-style="none" style:font-size-asian="14pt" style:font-style-asian="normal" style:font-size-complex="14pt" style:font-style-complex="normal"/>
    </style:style>
    <style:style style:name="P4"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rsid="0015b5fc" officeooo:paragraph-rsid="0015b5fc" style:font-size-asian="14pt" style:font-style-asian="normal" style:font-size-complex="14pt" style:font-style-complex="normal"/>
    </style:style>
    <style:style style:name="P5"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rsid="0015b5fc" officeooo:paragraph-rsid="00174397" style:font-size-asian="14pt" style:font-style-asian="normal" style:font-size-complex="14pt" style:font-style-complex="normal"/>
    </style:style>
    <style:style style:name="P6"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paragraph-rsid="00174397" style:font-size-asian="14pt" style:font-style-asian="normal" style:font-size-complex="14pt" style:font-style-complex="normal"/>
    </style:style>
    <style:style style:name="P7"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paragraph-rsid="00174dc8" style:font-size-asian="14pt" style:font-style-asian="normal" style:font-size-complex="14pt" style:font-style-complex="normal"/>
    </style:style>
    <style:style style:name="P8"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paragraph-rsid="0019158f" style:font-size-asian="14pt" style:font-style-asian="normal" style:font-size-complex="14pt" style:font-style-complex="normal"/>
    </style:style>
    <style:style style:name="P9"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paragraph-rsid="0019dfbe" style:font-size-asian="14pt" style:font-style-asian="normal" style:font-size-complex="14pt" style:font-style-complex="normal"/>
    </style:style>
    <style:style style:name="P10"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rsid="00174dc8" officeooo:paragraph-rsid="00174dc8" style:font-size-asian="14pt" style:font-style-asian="normal" style:font-size-complex="14pt" style:font-style-complex="normal"/>
    </style:style>
    <style:style style:name="P11"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rsid="00186c81" officeooo:paragraph-rsid="00186c81" style:font-size-asian="14pt" style:font-style-asian="normal" style:font-size-complex="14pt" style:font-style-complex="normal"/>
    </style:style>
    <style:style style:name="P12"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rsid="00186c81" officeooo:paragraph-rsid="0018a2cd" style:font-size-asian="14pt" style:font-style-asian="normal" style:font-size-complex="14pt" style:font-style-complex="normal"/>
    </style:style>
    <style:style style:name="P13"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rsid="0018a2cd" officeooo:paragraph-rsid="0018a2cd" style:font-size-asian="14pt" style:font-style-asian="normal" style:font-size-complex="14pt" style:font-style-complex="normal"/>
    </style:style>
    <style:style style:name="P14"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rsid="0019dfbe" officeooo:paragraph-rsid="0019dfbe" style:font-size-asian="14pt" style:font-style-asian="normal" style:font-size-complex="14pt" style:font-style-complex="normal"/>
    </style:style>
    <style:style style:name="P15"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rsid="001b8887" officeooo:paragraph-rsid="001b8887" style:font-size-asian="14pt" style:font-style-asian="normal" style:font-size-complex="14pt" style:font-style-complex="normal"/>
    </style:style>
    <style:style style:name="P16"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rsid="001c8319" officeooo:paragraph-rsid="001c8319" style:font-size-asian="14pt" style:font-style-asian="normal" style:font-size-complex="14pt" style:font-style-complex="normal"/>
    </style:style>
    <style:style style:name="P17"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4pt" fo:font-style="normal" style:text-underline-style="none" officeooo:rsid="001eb3b7" officeooo:paragraph-rsid="001eb3b7" style:font-size-asian="14pt" style:font-style-asian="normal" style:font-size-complex="14pt" style:font-style-complex="normal"/>
    </style:style>
    <style:style style:name="P18" style:family="paragraph" style:parent-style-name="Standard" style:master-page-name="">
      <loext:graphic-properties draw:fill="none" draw:fill-gradient-name="gradient" draw:fill-hatch-name="hatch"/>
      <style:paragraph-properties fo:margin-left="0in" fo:margin-right="0in" fo:margin-top="0in" fo:margin-bottom="0in" style:contextual-spacing="false" fo:line-height="150%" fo:text-align="justify" style:justify-single-word="false" fo:text-indent="0.3752in" style:auto-text-indent="false" style:page-number="auto" fo:background-color="transparent"/>
      <style:text-properties fo:color="#000000" loext:opacity="100%" style:font-name="Times New Roman" fo:font-size="14pt" fo:font-style="normal" style:text-underline-style="none" officeooo:rsid="001eb3b7" officeooo:paragraph-rsid="001eb3b7" style:font-size-asian="14pt" style:font-style-asian="normal" style:font-size-complex="14pt" style:font-style-complex="normal"/>
    </style:style>
    <style:style style:name="P19" style:family="paragraph" style:parent-style-name="Standard">
      <style:paragraph-properties fo:margin-left="0in" fo:margin-right="-0.1283in" fo:text-align="justify" style:justify-single-word="false" fo:orphans="0" fo:widows="0" fo:text-indent="0in" style:auto-text-indent="false" style:text-autospace="none"/>
      <style:text-properties fo:color="#000000" loext:opacity="100%" style:font-name="Times New Roman" fo:font-size="14pt" fo:font-style="normal" style:text-underline-style="none" officeooo:paragraph-rsid="001f9183" style:font-size-asian="14pt" style:font-style-asian="normal" style:font-size-complex="14pt" style:font-style-complex="normal"/>
    </style:style>
    <style:style style:name="P20" style:family="paragraph" style:parent-style-name="Standard">
      <style:paragraph-properties fo:margin-left="-0.1252in" fo:margin-right="-0.1283in" fo:text-align="justify" style:justify-single-word="false" fo:orphans="0" fo:widows="0" fo:text-indent="0in" style:auto-text-indent="false" style:text-autospace="none"/>
      <style:text-properties fo:color="#000000" loext:opacity="100%" style:font-name="Times New Roman" fo:font-size="14pt" fo:font-style="normal" style:text-underline-style="none" officeooo:paragraph-rsid="001f9183" style:font-size-asian="14pt" style:font-style-asian="normal" style:font-size-complex="14pt" style:font-style-complex="normal"/>
    </style:style>
    <style:style style:name="P21" style:family="paragraph" style:parent-style-name="Standard" style:list-style-name="L1">
      <loext:graphic-properties draw:fill="solid" draw:fill-color="#ffffff"/>
      <style:paragraph-properties fo:margin-left="0in" fo:margin-right="-0.1283in" fo:text-align="justify" style:justify-single-word="false" fo:orphans="0" fo:widows="0" fo:text-indent="-0.1252in" style:auto-text-indent="false" fo:background-color="#ffffff" style:text-autospace="none">
        <style:tab-stops>
          <style:tab-stop style:position="0.25in"/>
        </style:tab-stops>
      </style:paragraph-properties>
      <style:text-properties fo:color="#000000" loext:opacity="100%" style:font-name="Times New Roman" fo:font-size="14pt" fo:font-style="normal" style:text-underline-style="none" officeooo:paragraph-rsid="001f9183" style:font-size-asian="14pt" style:font-style-asian="normal" style:font-size-complex="14pt" style:font-style-complex="normal"/>
    </style:style>
    <style:style style:name="P22" style:family="paragraph" style:parent-style-name="Standard">
      <loext:graphic-properties draw:fill="solid" draw:fill-color="#ffffff" draw:fill-gradient-name="gradient" draw:fill-hatch-name="hatch"/>
      <style:paragraph-properties fo:margin-left="-0.1252in" fo:margin-right="-0.1283in" fo:margin-top="0in" fo:margin-bottom="0in" style:contextual-spacing="false" fo:line-height="150%" fo:text-align="justify" style:justify-single-word="false" fo:orphans="0" fo:widows="0" fo:text-indent="0in" style:auto-text-indent="false" fo:background-color="#ffffff" style:text-autospace="none"/>
      <style:text-properties fo:color="#000000" loext:opacity="100%" style:font-name="Times New Roman" fo:font-size="14pt" fo:font-style="normal" style:text-underline-style="none" officeooo:rsid="001f9183" officeooo:paragraph-rsid="001f9183" style:font-size-asian="14pt" style:font-style-asian="normal" style:font-name-complex="Times New Roman" style:font-size-complex="14pt" style:font-style-complex="normal"/>
    </style:style>
    <style:style style:name="P23" style:family="paragraph" style:parent-style-name="Standard">
      <loext:graphic-properties draw:fill="none" draw:fill-gradient-name="gradient" draw:fill-hatch-name="hatch"/>
      <style:paragraph-properties fo:margin-left="0in" fo:margin-right="-0.1283in" fo:margin-top="0in" fo:margin-bottom="0in" style:contextual-spacing="false" fo:line-height="150%" fo:text-align="justify" style:justify-single-word="false" fo:orphans="0" fo:widows="0" fo:text-indent="0in" style:auto-text-indent="false" fo:background-color="transparent" style:text-autospace="none"/>
      <style:text-properties fo:color="#000000" loext:opacity="100%" style:font-name="Times New Roman" fo:font-size="14pt" fo:font-style="normal" style:text-underline-style="none" officeooo:rsid="001f9183" officeooo:paragraph-rsid="001f9183" style:font-size-asian="14pt" style:font-style-asian="normal" style:font-name-complex="Times New Roman" style:font-size-complex="14pt" style:font-style-complex="normal"/>
    </style:style>
    <style:style style:name="P24" style:family="paragraph" style:parent-style-name="Standard">
      <loext:graphic-properties draw:fill="none" draw:fill-gradient-name="gradient" draw:fill-hatch-name="hatch"/>
      <style:paragraph-properties fo:margin-left="-0.1252in" fo:margin-right="-0.1283in" fo:margin-top="0in" fo:margin-bottom="0in" style:contextual-spacing="false" fo:line-height="150%" fo:text-align="justify" style:justify-single-word="false" fo:orphans="0" fo:widows="0" fo:text-indent="-0.1252in" style:auto-text-indent="false" fo:background-color="transparent" style:text-autospace="none"/>
      <style:text-properties fo:color="#000000" loext:opacity="100%" style:font-name="Times New Roman" fo:font-size="14pt" fo:font-style="normal" style:text-underline-style="none" officeooo:rsid="001f9183" officeooo:paragraph-rsid="001f9183" style:font-size-asian="14pt" style:font-style-asian="normal" style:font-name-complex="Times New Roman" style:font-size-complex="14pt" style:font-style-complex="normal"/>
    </style:style>
    <style:style style:name="P25" style:family="paragraph" style:parent-style-name="Standard" style:list-style-name="L1">
      <loext:graphic-properties draw:fill="solid" draw:fill-color="#ffffff" draw:fill-gradient-name="gradient" draw:fill-hatch-name="hatch"/>
      <style:paragraph-properties fo:margin-left="0in" fo:margin-right="-0.1283in" fo:margin-top="0in" fo:margin-bottom="0in" style:contextual-spacing="false" fo:line-height="150%" fo:text-align="justify" style:justify-single-word="false" fo:orphans="0" fo:widows="0" fo:text-indent="-0.1252in" style:auto-text-indent="false" fo:background-color="#ffffff" style:text-autospace="none">
        <style:tab-stops>
          <style:tab-stop style:position="0.25in"/>
        </style:tab-stops>
      </style:paragraph-properties>
      <style:text-properties fo:color="#000000" loext:opacity="100%" style:font-name="Times New Roman" fo:font-size="14pt" fo:font-style="normal" style:text-underline-style="none" officeooo:rsid="001f9183" officeooo:paragraph-rsid="001f9183" style:font-size-asian="14pt" style:font-style-asian="normal" style:font-name-complex="Times New Roman" style:font-size-complex="14pt" style:font-style-complex="normal"/>
    </style:style>
    <style:style style:name="P26"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officeooo:paragraph-rsid="001c8319"/>
    </style:style>
    <style:style style:name="P27" style:family="paragraph" style:parent-style-name="Standard" style:master-page-name="">
      <loext:graphic-properties draw:fill="none" draw:fill-gradient-name="gradient" draw:fill-hatch-name="hatch"/>
      <style:paragraph-properties fo:margin-left="0in" fo:margin-right="0in" fo:margin-top="0in" fo:margin-bottom="0in" style:contextual-spacing="false" fo:line-height="150%" fo:text-align="justify" style:justify-single-word="false" fo:text-indent="-0.1866in" style:auto-text-indent="false" style:page-number="auto" fo:background-color="transparent"/>
      <style:text-properties style:font-name="Times New Roman" fo:font-size="14pt" fo:font-style="normal" style:text-underline-style="none" officeooo:rsid="001b8887" officeooo:paragraph-rsid="001b8887" style:font-size-asian="14pt" style:font-style-asian="normal" style:font-size-complex="14pt" style:font-style-complex="normal"/>
    </style:style>
    <style:style style:name="P28" style:family="paragraph" style:parent-style-name="Standard">
      <loext:graphic-properties draw:fill="none" draw:fill-gradient-name="gradient" draw:fill-hatch-name="hatch"/>
      <style:paragraph-properties fo:margin-left="0in" fo:margin-right="0in" fo:margin-top="0in" fo:margin-bottom="0in" style:contextual-spacing="false" fo:line-height="150%" fo:text-align="justify" style:justify-single-word="false" fo:text-indent="-0.1866in" style:auto-text-indent="false" fo:background-color="transparent"/>
      <style:text-properties style:font-name="Times New Roman" fo:font-size="14pt" fo:font-style="normal" style:text-underline-style="none" officeooo:rsid="0012a803" officeooo:paragraph-rsid="0012a803" style:font-size-asian="14pt" style:font-style-asian="normal" style:font-size-complex="14pt" style:font-style-complex="normal"/>
    </style:style>
    <style:style style:name="P29" style:family="paragraph" style:parent-style-name="Standard">
      <loext:graphic-properties draw:fill="none" draw:fill-gradient-name="gradient" draw:fill-hatch-name="hatch"/>
      <style:paragraph-properties fo:margin-left="0in" fo:margin-right="0in" fo:margin-top="0in" fo:margin-bottom="0in" style:contextual-spacing="false" fo:line-height="150%" fo:text-align="justify" style:justify-single-word="false" fo:text-indent="-0.1866in" style:auto-text-indent="false" fo:background-color="transparent"/>
      <style:text-properties style:font-name="Times New Roman" fo:font-size="14pt" fo:font-style="normal" style:text-underline-style="none" officeooo:paragraph-rsid="0012a803" style:font-size-asian="14pt" style:font-style-asian="normal" style:font-size-complex="14pt" style:font-style-complex="normal"/>
    </style:style>
    <style:style style:name="P30"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fo:font-style="normal" style:text-underline-style="none" officeooo:paragraph-rsid="0012a803" style:font-size-asian="14pt" style:font-style-asian="normal" style:font-size-complex="14pt" style:font-style-complex="normal"/>
    </style:style>
    <style:style style:name="P31"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fo:font-style="normal" style:text-underline-style="none" officeooo:paragraph-rsid="00142847" style:font-size-asian="14pt" style:font-style-asian="normal" style:font-size-complex="14pt" style:font-style-complex="normal"/>
    </style:style>
    <style:style style:name="P32"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fo:font-style="normal" style:text-underline-style="none" officeooo:paragraph-rsid="00174397" style:font-size-asian="14pt" style:font-style-asian="normal" style:font-size-complex="14pt" style:font-style-complex="normal"/>
    </style:style>
    <style:style style:name="P33"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fo:font-style="normal" style:text-underline-style="none" officeooo:paragraph-rsid="00174dc8" style:font-size-asian="14pt" style:font-style-asian="normal" style:font-size-complex="14pt" style:font-style-complex="normal"/>
    </style:style>
    <style:style style:name="P34"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fo:font-style="normal" style:text-underline-style="none" officeooo:paragraph-rsid="0019158f" style:font-size-asian="14pt" style:font-style-asian="normal" style:font-size-complex="14pt" style:font-style-complex="normal"/>
    </style:style>
    <style:style style:name="P35"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fo:font-style="normal" style:text-underline-style="none" officeooo:paragraph-rsid="0019dfbe" style:font-size-asian="14pt" style:font-style-asian="normal" style:font-size-complex="14pt" style:font-style-complex="normal"/>
    </style:style>
    <style:style style:name="P36" style:family="paragraph" style:parent-style-name="Standard">
      <loext:graphic-properties draw:fill="none" draw:fill-gradient-name="gradient" draw:fill-hatch-name="hatch"/>
      <style:paragraph-properties fo:margin-left="0in" fo:margin-right="0in" fo:margin-top="0in" fo:margin-bottom="0in" style:contextual-spacing="false" fo:line-height="150%" fo:text-align="justify" style:justify-single-word="false" fo:text-indent="0.3752in" style:auto-text-indent="false" fo:background-color="transparent"/>
      <style:text-properties style:font-name="Times New Roman" fo:font-size="14pt" fo:font-style="normal" style:text-underline-style="none" officeooo:paragraph-rsid="001eb3b7" style:font-size-asian="14pt" style:font-style-asian="normal" style:font-size-complex="14pt" style:font-style-complex="normal"/>
    </style:style>
    <style:style style:name="P37" style:family="paragraph" style:parent-style-name="Standard">
      <loext:graphic-properties draw:fill="none" draw:fill-gradient-name="gradient" draw:fill-hatch-name="hatch"/>
      <style:paragraph-properties fo:margin-left="0in" fo:margin-right="0in" fo:margin-top="0in" fo:margin-bottom="0in" style:contextual-spacing="false" fo:line-height="150%" fo:text-align="justify" style:justify-single-word="false" fo:text-indent="0.3752in" style:auto-text-indent="false" fo:background-color="transparent"/>
      <style:text-properties style:font-name="Times New Roman" fo:font-size="14pt" fo:font-style="normal" style:text-underline-style="none" officeooo:paragraph-rsid="001f9183" style:font-size-asian="14pt" style:font-style-asian="normal" style:font-size-complex="14pt" style:font-style-complex="normal"/>
    </style:style>
    <style:style style:name="P38"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fo:font-style="normal" style:text-underline-style="none" officeooo:rsid="001356dc" officeooo:paragraph-rsid="0019158f" style:font-size-asian="14pt" style:font-style-asian="normal" style:font-size-complex="14pt" style:font-style-complex="normal"/>
    </style:style>
    <style:style style:name="P39"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fo:font-style="normal" style:text-underline-style="none" officeooo:rsid="00142847" officeooo:paragraph-rsid="00142847" style:font-size-asian="14pt" style:font-style-asian="normal" style:font-size-complex="14pt" style:font-style-complex="normal"/>
    </style:style>
    <style:style style:name="P40"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fo:font-style="normal" style:text-underline-style="none" officeooo:rsid="0015b5fc" officeooo:paragraph-rsid="0015b5fc" style:font-size-asian="14pt" style:font-style-asian="normal" style:font-size-complex="14pt" style:font-style-complex="normal"/>
    </style:style>
    <style:style style:name="P41"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fo:font-style="normal" style:text-underline-style="none" officeooo:rsid="001c8319" officeooo:paragraph-rsid="001c8319" style:font-size-asian="14pt" style:font-style-asian="normal" style:font-size-complex="14pt" style:font-style-complex="normal"/>
    </style:style>
    <style:style style:name="P42"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fo:font-style="normal" style:text-underline-style="none" officeooo:rsid="001e3702" officeooo:paragraph-rsid="001e3702" style:font-size-asian="14pt" style:font-style-asian="normal" style:font-size-complex="14pt" style:font-style-complex="normal"/>
    </style:style>
    <style:style style:name="P43" style:family="paragraph" style:parent-style-name="Standard">
      <loext:graphic-properties draw:fill="none" draw:fill-gradient-name="gradient" draw:fill-hatch-name="hatch"/>
      <style:paragraph-properties fo:margin-left="0in" fo:margin-right="0in" fo:margin-top="0in" fo:margin-bottom="0in" style:contextual-spacing="false" fo:line-height="150%" fo:text-align="justify" style:justify-single-word="false" fo:text-indent="0.3752in" style:auto-text-indent="false" fo:background-color="transparent"/>
      <style:text-properties style:font-name="Times New Roman" fo:font-size="14pt" fo:font-style="normal" style:text-underline-style="none" officeooo:rsid="001eb3b7" officeooo:paragraph-rsid="001eb3b7" style:font-size-asian="14pt" style:font-style-asian="normal" style:font-size-complex="14pt" style:font-style-complex="normal"/>
    </style:style>
    <style:style style:name="P44" style:family="paragraph" style:parent-style-name="Standard">
      <loext:graphic-properties draw:fill="none" draw:fill-gradient-name="gradient" draw:fill-hatch-name="hatch"/>
      <style:paragraph-properties fo:margin-left="0in" fo:margin-right="0in" fo:margin-top="0in" fo:margin-bottom="0in" style:contextual-spacing="false" fo:line-height="150%" fo:text-align="justify" style:justify-single-word="false" fo:text-indent="0.3752in" style:auto-text-indent="false" fo:background-color="transparent"/>
      <style:text-properties style:font-name="Times New Roman" fo:font-size="14pt" fo:font-style="normal" style:text-underline-style="none" officeooo:rsid="001f9183" officeooo:paragraph-rsid="001f9183" style:font-size-asian="14pt" style:font-style-asian="normal" style:font-size-complex="14pt" style:font-style-complex="normal"/>
    </style:style>
    <style:style style:name="P45"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fo:font-style="normal" style:text-underline-style="none" fo:font-weight="bold" officeooo:rsid="001356dc" officeooo:paragraph-rsid="0019158f" style:font-size-asian="14pt" style:font-style-asian="normal" style:font-weight-asian="bold" style:font-size-complex="14pt" style:font-style-complex="normal" style:font-weight-complex="bold"/>
    </style:style>
    <style:style style:name="P46" style:family="paragraph" style:parent-style-name="Текст">
      <style:paragraph-properties fo:margin-left="0in" fo:margin-right="0in" fo:text-align="justify" style:justify-single-word="false" fo:text-indent="0.4925in" style:auto-text-indent="false"/>
      <style:text-properties style:font-name="Times New Roman" fo:font-size="14pt" fo:font-style="normal" style:text-underline-style="none" officeooo:paragraph-rsid="001f9183" style:font-size-asian="14pt" style:font-style-asian="normal" style:font-name-complex="Times New Roman" style:font-size-complex="14pt" style:font-style-complex="normal"/>
    </style:style>
    <style:style style:name="P47" style:family="paragraph" style:parent-style-name="Текст">
      <loext:graphic-properties draw:fill="none" draw:fill-gradient-name="gradient" draw:fill-hatch-name="hatch"/>
      <style:paragraph-properties fo:margin-left="0in" fo:margin-right="0in" fo:margin-top="0in" fo:margin-bottom="0in" style:contextual-spacing="false" fo:line-height="150%" fo:text-align="justify" style:justify-single-word="false" fo:text-indent="0.4925in" style:auto-text-indent="false" fo:background-color="transparent"/>
      <style:text-properties style:font-name="Times New Roman" fo:font-size="14pt" fo:font-style="normal" style:text-underline-style="none" officeooo:paragraph-rsid="001f9183" style:font-size-asian="14pt" style:font-style-asian="normal" style:font-name-complex="Times New Roman" style:font-size-complex="14pt" style:font-style-complex="normal"/>
    </style:style>
    <style:style style:name="P48" style:family="paragraph" style:parent-style-name="Текст">
      <loext:graphic-properties draw:fill="none" draw:fill-gradient-name="gradient" draw:fill-hatch-name="hatch"/>
      <style:paragraph-properties fo:margin-left="0in" fo:margin-right="0in" fo:margin-top="0in" fo:margin-bottom="0in" style:contextual-spacing="false" fo:line-height="150%" fo:text-align="justify" style:justify-single-word="false" fo:text-indent="0.4925in" style:auto-text-indent="false" fo:background-color="transparent"/>
      <style:text-properties style:font-name="Times New Roman" fo:font-size="14pt" fo:font-style="normal" style:text-underline-style="none" officeooo:rsid="001f9183" officeooo:paragraph-rsid="001f9183" style:font-size-asian="14pt" style:font-style-asian="normal" style:font-name-complex="Times New Roman" style:font-size-complex="14pt" style:font-style-complex="normal"/>
    </style:style>
    <style:style style:name="T1" style:family="text">
      <style:text-properties officeooo:rsid="0012a803"/>
    </style:style>
    <style:style style:name="T2" style:family="text">
      <style:text-properties fo:font-style="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356dc"/>
    </style:style>
    <style:style style:name="T5" style:family="text">
      <style:text-properties fo:font-weight="normal" officeooo:rsid="001356dc" style:font-weight-asian="normal" style:font-weight-complex="normal"/>
    </style:style>
    <style:style style:name="T6" style:family="text">
      <style:text-properties officeooo:rsid="00142847"/>
    </style:style>
    <style:style style:name="T7" style:family="text">
      <style:text-properties officeooo:rsid="0015b5fc"/>
    </style:style>
    <style:style style:name="T8" style:family="text">
      <style:text-properties fo:color="#000000" loext:opacity="100%"/>
    </style:style>
    <style:style style:name="T9" style:family="text">
      <style:text-properties fo:color="#000000" loext:opacity="100%" fo:font-style="italic" fo:font-weight="bold" style:font-style-asian="italic" style:font-weight-asian="bold" style:font-style-complex="italic" style:font-weight-complex="bold"/>
    </style:style>
    <style:style style:name="T10" style:family="text">
      <style:text-properties fo:color="#000000" loext:opacity="100%" fo:font-weight="bold" style:font-weight-asian="bold" style:font-weight-complex="bold"/>
    </style:style>
    <style:style style:name="T11" style:family="text">
      <style:text-properties fo:color="#000000" loext:opacity="100%" fo:font-weight="bold" officeooo:rsid="0019158f" style:font-weight-asian="bold" style:font-weight-complex="bold"/>
    </style:style>
    <style:style style:name="T12" style:family="text">
      <style:text-properties fo:color="#000000" loext:opacity="100%" fo:font-weight="bold" officeooo:rsid="001f9183" style:font-weight-asian="bold" style:font-weight-complex="bold"/>
    </style:style>
    <style:style style:name="T13" style:family="text">
      <style:text-properties fo:color="#000000" loext:opacity="100%" fo:font-weight="bold" style:font-name-asian="Times New Roman" style:language-asian="ru" style:country-asian="RU" style:font-weight-asian="bold" style:font-name-complex="Times New Roman" style:font-weight-complex="bold"/>
    </style:style>
    <style:style style:name="T14" style:family="text">
      <style:text-properties fo:color="#000000" loext:opacity="100%" fo:font-weight="bold" officeooo:rsid="001eb3b7" style:font-name-asian="Times New Roman" style:language-asian="ru" style:country-asian="RU" style:font-weight-asian="bold" style:font-name-complex="Times New Roman" style:font-weight-complex="bold"/>
    </style:style>
    <style:style style:name="T15" style:family="text">
      <style:text-properties fo:color="#000000" loext:opacity="100%" officeooo:rsid="0015b5fc"/>
    </style:style>
    <style:style style:name="T16" style:family="text">
      <style:text-properties fo:color="#000000" loext:opacity="100%" officeooo:rsid="00174dc8"/>
    </style:style>
    <style:style style:name="T17" style:family="text">
      <style:text-properties fo:color="#000000" loext:opacity="100%" officeooo:rsid="0019158f"/>
    </style:style>
    <style:style style:name="T18" style:family="text">
      <style:text-properties fo:color="#000000" loext:opacity="100%" officeooo:rsid="0019dfbe"/>
    </style:style>
    <style:style style:name="T19" style:family="text">
      <style:text-properties fo:color="#000000" loext:opacity="100%" fo:font-size="14pt" officeooo:rsid="001c8319" style:font-size-asian="14pt" style:font-size-complex="14pt"/>
    </style:style>
    <style:style style:name="T20" style:family="text">
      <style:text-properties fo:color="#000000" loext:opacity="100%" style:font-name="Times New Roman" fo:font-size="14pt" officeooo:rsid="001c8319" style:font-size-asian="14pt" style:font-size-complex="14pt"/>
    </style:style>
    <style:style style:name="T21" style:family="text">
      <style:text-properties fo:color="#000000" loext:opacity="100%" style:font-name="Times New Roman" fo:font-size="14pt" fo:font-style="italic" officeooo:rsid="001c8319" style:font-size-asian="14pt" style:font-style-asian="italic" style:font-size-complex="14pt" style:font-style-complex="italic"/>
    </style:style>
    <style:style style:name="T22" style:family="text">
      <style:text-properties fo:color="#000000" loext:opacity="100%" style:font-name="Times New Roman" fo:font-size="14pt" fo:font-style="normal" officeooo:rsid="001c8319" style:font-size-asian="14pt" style:font-style-asian="normal" style:font-size-complex="14pt" style:font-style-complex="normal"/>
    </style:style>
    <style:style style:name="T23" style:family="text">
      <style:text-properties fo:color="#000000" loext:opacity="100%" style:font-name="Times New Roman" fo:font-size="14pt" fo:font-style="normal" style:text-underline-style="solid" style:text-underline-width="auto" style:text-underline-color="font-color" officeooo:rsid="001c8319" style:font-size-asian="14pt" style:font-style-asian="normal" style:font-size-complex="14pt" style:font-style-complex="normal"/>
    </style:style>
    <style:style style:name="T24" style:family="text">
      <style:text-properties fo:color="#000000" loext:opacity="100%" style:font-name="Times New Roman" fo:font-size="14pt" fo:font-style="normal" style:text-underline-style="none" officeooo:rsid="001c8319" style:font-size-asian="14pt" style:font-style-asian="normal" style:font-size-complex="14pt" style:font-style-complex="normal"/>
    </style:style>
    <style:style style:name="T25" style:family="text">
      <style:text-properties fo:color="#000000" loext:opacity="100%" style:font-name="Times New Roman" officeooo:rsid="001c8319"/>
    </style:style>
    <style:style style:name="T26" style:family="text">
      <style:text-properties fo:color="#000000" loext:opacity="100%" style:font-name-asian="Times New Roman" style:language-asian="ru" style:country-asian="RU" style:font-name-complex="Times New Roman" style:font-weight-complex="bold"/>
    </style:style>
    <style:style style:name="T27" style:family="text">
      <style:text-properties fo:color="#000000" loext:opacity="100%" officeooo:rsid="001eb3b7" style:font-name-asian="Times New Roman" style:language-asian="ru" style:country-asian="RU" style:font-name-complex="Times New Roman" style:font-weight-complex="bold"/>
    </style:style>
    <style:style style:name="T28" style:family="text">
      <style:text-properties fo:color="#000000" loext:opacity="100%" fo:letter-spacing="0.0016in" style:font-name-asian="Times New Roman" style:language-asian="ru" style:country-asian="RU" style:font-name-complex="Times New Roman" style:font-weight-complex="bold"/>
    </style:style>
    <style:style style:name="T29" style:family="text">
      <style:text-properties fo:color="#000000" loext:opacity="100%" fo:letter-spacing="-0.0028in" style:font-name-asian="Times New Roman" style:language-asian="ru" style:country-asian="RU" style:font-name-complex="Times New Roman" style:font-weight-complex="bold"/>
    </style:style>
    <style:style style:name="T30" style:family="text">
      <style:text-properties fo:color="#000000" loext:opacity="100%" fo:letter-spacing="0.0008in" style:font-name-asian="Times New Roman" style:language-asian="ru" style:country-asian="RU" style:font-name-complex="Times New Roman" style:font-weight-complex="bold"/>
    </style:style>
    <style:style style:name="T31" style:family="text">
      <style:text-properties fo:color="#000000" loext:opacity="100%" fo:letter-spacing="-0.0035in" style:font-name-asian="Times New Roman" style:language-asian="ru" style:country-asian="RU" style:font-name-complex="Times New Roman" style:font-weight-complex="bold"/>
    </style:style>
    <style:style style:name="T32" style:family="text">
      <style:text-properties fo:color="#000000" loext:opacity="100%" fo:letter-spacing="0.0043in" style:font-name-asian="Times New Roman" style:language-asian="ru" style:country-asian="RU" style:font-name-complex="Times New Roman" style:font-weight-complex="bold"/>
    </style:style>
    <style:style style:name="T33" style:family="text">
      <style:text-properties fo:color="#000000" loext:opacity="100%" fo:letter-spacing="-0.0043in" style:font-name-asian="Times New Roman" style:language-asian="ru" style:country-asian="RU" style:font-name-complex="Times New Roman" style:font-weight-complex="bold"/>
    </style:style>
    <style:style style:name="T34" style:family="text">
      <style:text-properties fo:color="#000000" loext:opacity="100%" fo:letter-spacing="-0.0043in" officeooo:rsid="001f9183" style:font-name-asian="Times New Roman" style:language-asian="ru" style:country-asian="RU" style:font-name-complex="Times New Roman" style:font-weight-complex="bold"/>
    </style:style>
    <style:style style:name="T35" style:family="text">
      <style:text-properties fo:color="#000000" loext:opacity="100%" fo:letter-spacing="-0.0043in" style:font-name-asian="Times New Roman" style:language-asian="ru" style:country-asian="RU" style:font-weight-complex="bold"/>
    </style:style>
    <style:style style:name="T36" style:family="text">
      <style:text-properties fo:color="#000000" loext:opacity="100%" fo:letter-spacing="-0.0043in" fo:font-weight="bold" officeooo:rsid="001f9183" style:font-name-asian="Times New Roman" style:language-asian="ru" style:country-asian="RU" style:font-weight-asian="bold" style:font-name-complex="Times New Roman" style:font-weight-complex="bold"/>
    </style:style>
    <style:style style:name="T37" style:family="text">
      <style:text-properties fo:color="#000000" loext:opacity="100%" fo:letter-spacing="-0.0043in" fo:font-weight="bold" style:font-name-asian="Times New Roman" style:language-asian="ru" style:country-asian="RU"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officeooo:rsid="0012a803" style:font-weight-asian="bold" style:font-weight-complex="bold"/>
    </style:style>
    <style:style style:name="T40" style:family="text">
      <style:text-properties fo:font-weight="bold" officeooo:rsid="001f9183" style:font-weight-asian="bold" style:font-weight-complex="bold"/>
    </style:style>
    <style:style style:name="T41" style:family="text">
      <style:text-properties officeooo:rsid="001e3702"/>
    </style:style>
    <style:style style:name="T42" style:family="text">
      <style:text-properties style:font-name="Times New Roman"/>
    </style:style>
    <style:style style:name="T43" style:family="text">
      <style:text-properties style:font-name="Times New Roman" fo:font-weight="normal" style:font-weight-asian="normal" style:font-weight-complex="normal"/>
    </style:style>
    <style:style style:name="T44" style:family="text">
      <style:text-properties style:font-name="Times New Roman" fo:font-weight="normal" officeooo:rsid="001c8319" style:font-weight-asian="normal" style:font-weight-complex="normal"/>
    </style:style>
    <style:style style:name="T45" style:family="text">
      <style:text-properties style:font-name="Times New Roman" fo:font-size="14pt" style:font-size-asian="14pt" style:font-size-complex="14pt"/>
    </style:style>
    <style:style style:name="T46" style:family="text">
      <style:text-properties style:font-name="Times New Roman" fo:font-size="14pt" fo:font-weight="normal" style:font-size-asian="14pt" style:font-weight-asian="normal" style:font-size-complex="14pt" style:font-weight-complex="normal"/>
    </style:style>
    <style:style style:name="T47" style:family="text">
      <style:text-properties style:font-name="Times New Roman" fo:font-size="14pt" fo:font-weight="normal" officeooo:rsid="001c8319" style:font-size-asian="14pt" style:font-weight-asian="normal" style:font-size-complex="14pt" style:font-weight-complex="normal"/>
    </style:style>
    <style:style style:name="T48"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49" style:family="text">
      <style:text-properties style:font-name="Times New Roman" fo:font-size="14pt" fo:font-style="italic" fo:font-weight="normal" officeooo:rsid="001c8319" style:font-size-asian="14pt" style:font-style-asian="italic" style:font-weight-asian="normal" style:font-size-complex="14pt" style:font-style-complex="italic" style:font-weight-complex="normal"/>
    </style:style>
    <style:style style:name="T50" style:family="text">
      <style:text-properties style:font-name="Times New Roman" fo:font-size="14pt" fo:font-style="italic" style:font-size-asian="14pt" style:font-style-asian="italic" style:font-size-complex="14pt" style:font-style-complex="italic"/>
    </style:style>
    <style:style style:name="T51"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52" style:family="text">
      <style:text-properties style:font-name="Times New Roman" fo:font-size="14pt" fo:font-style="normal" fo:font-weight="normal" officeooo:rsid="001c8319" style:font-size-asian="14pt" style:font-style-asian="normal" style:font-weight-asian="normal" style:font-size-complex="14pt" style:font-style-complex="normal" style:font-weight-complex="normal"/>
    </style:style>
    <style:style style:name="T53" style:family="text">
      <style:text-properties style:font-name="Times New Roman" fo:font-size="14pt" fo:font-style="normal" style:font-size-asian="14pt" style:font-style-asian="normal" style:font-size-complex="14pt" style:font-style-complex="normal"/>
    </style:style>
    <style:style style:name="T54" style:family="text">
      <style:text-properties style:font-name="Times New Roman" fo:font-size="14pt" fo:font-style="normal" style:text-underline-style="solid" style:text-underline-width="auto" style:text-underline-color="font-color" style:font-size-asian="14pt" style:font-style-asian="normal" style:font-size-complex="14pt" style:font-style-complex="normal"/>
    </style:style>
    <style:style style:name="T55" style:family="text">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6" style:family="text">
      <style:text-properties style:font-name="Times New Roman" fo:font-size="14pt" fo:font-style="normal" style:text-underline-style="solid" style:text-underline-width="auto" style:text-underline-color="font-color" fo:font-weight="normal" officeooo:rsid="001c8319" style:font-size-asian="14pt" style:font-style-asian="normal" style:font-weight-asian="normal" style:font-size-complex="14pt" style:font-style-complex="normal" style:font-weight-complex="normal"/>
    </style:style>
    <style:style style:name="T57" style:family="text">
      <style:text-properties style:font-name="Times New Roman" fo:font-size="14pt" fo:font-style="normal" style:text-underline-style="none" style:font-size-asian="14pt" style:font-style-asian="normal" style:font-size-complex="14pt" style:font-style-complex="normal"/>
    </style:style>
    <style:style style:name="T58"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59" style:family="text">
      <style:text-properties style:font-name="Times New Roman" fo:font-size="14pt" fo:font-style="normal" style:text-underline-style="none" fo:font-weight="normal" officeooo:rsid="001c8319" style:font-size-asian="14pt" style:font-style-asian="normal" style:font-weight-asian="normal" style:font-size-complex="14pt" style:font-style-complex="normal" style:font-weight-complex="normal"/>
    </style:style>
    <style:style style:name="T60" style:family="text">
      <style:text-properties style:font-name-asian="Times New Roman" style:language-asian="ru" style:country-asian="RU" style:font-name-complex="Times New Roman" style:font-weight-complex="bold"/>
    </style:style>
    <style:style style:name="T61" style:family="text">
      <style:text-properties fo:font-size="14pt" style:font-size-asian="14pt" style:font-size-complex="14pt"/>
    </style:style>
    <style:style style:name="T62" style:family="text">
      <style:text-properties fo:font-size="14pt" fo:font-weight="normal" style:font-size-asian="14pt" style:font-weight-asian="normal" style:font-size-complex="14pt" style:font-weight-complex="normal"/>
    </style:style>
    <style:style style:name="T63" style:family="text">
      <style:text-properties fo:font-size="14pt" fo:font-weight="normal" officeooo:rsid="001c8319" style:font-size-asian="14pt" style:font-weight-asian="normal" style:font-size-complex="14pt" style:font-weight-complex="normal"/>
    </style:style>
    <style:style style:name="T64" style:family="text">
      <style:text-properties officeooo:rsid="001f9183"/>
    </style:style>
    <style:style style:name="T65" style:family="text">
      <style:text-properties fo:letter-spacing="-0.0043in" style:font-name-asian="Times New Roman" style:language-asian="ru" style:country-asian="RU" style:font-weight-complex="bold"/>
    </style:style>
    <text:list-style style:name="L1" text:consecutive-numbering="true">
      <text:list-level-style-bullet text:level="1" text:style-name="WW8NumSt1z0" loext:num-list-format="%1%." style:num-suffix="." text:bullet-char="">
        <style:list-level-properties text:list-level-position-and-space-mode="label-alignment">
          <style:list-level-label-alignment text:label-followed-by="listtab" text:list-tab-stop-position="0.4917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Нехорошев Сергей, гр. 221111</text:p>
      <text:p text:style-name="P28">Психология лидерства и командной работы. </text:p>
      <text:p text:style-name="P29"><text:span text:style-name="T40">Задание </text:span><text:span text:style-name="T39">1. </text:span><text:span text:style-name="T1">Лидер </text:span>(от англ.leader) — ведущий, первый, идущий впереди)<text:span text:style-name="T1"> — субъект, играющий доминирующую роль в структуре межличностных отношений, пользующийся большим авторитетом, обладающий личными качествами эталонными для группы или организации, лидером которой является.</text:span></text:p>
      <text:p text:style-name="P29"><text:s text:c="2"/><text:span text:style-name="T1">Руководитель — это официальное лицо, облеченное полномочиями и связанное с организацией основой деятельности группы.</text:span></text:p>
      <text:p text:style-name="P29"><text:s text:c="5"/><text:span text:style-name="T4">Отличия руководителя от лидера: лидер назначается группой, а руководителя назначают официально с «высшего уровня», лидер регулирует межличностные отношения, а руководитель — формальные, лидер является представителем своей группу, её членом, а руководитель представляет группу на более высоком уровне социальных отношений, лидерство является стихийным процессом в отличии от руководства, лидер всегда наделён авторитетом, у руководителя это совсем не обязательно. Сфера деятельности руководителя шире, поскольку у лидера она ограничивается рамками данной группы. </text:span></text:p>
      <text:p text:style-name="P30"/>
      <text:p text:style-name="P45"><text:span text:style-name="T64">Задание </text:span>2.</text:p>
      <text:p text:style-name="P38">Теория черт.</text:p>
      <text:p text:style-name="P31"><text:span text:style-name="T5"><text:tab/>Данная теория </text:span><text:span text:style-name="T4">включает идею о том, что лидерство – феномен, рождаемый специфическими чертами лидера. </text:span>Первая развернутая концепция черт личности была разработана на рубеже 30-х — 40-х гг. XX века уже упоминавшимся в статье о гуманистичеком направлении в психологии американским психологом Г. Олпортом. Направление в исследовании лидерства с позиции теории черт возникло под влиянием Ф. Гальтона.</text:p>
      <text:p text:style-name="P31"><text:tab/>Лидер рассматривается как носитель определенных качеств и умений, способствующих влиянию на других (вне зависимости от ситуации, личностные черты имеют природную основу). В социологических концепциях <text:span text:style-name="T38">М. Вебера </text:span>и <text:span text:style-name="T38">Э. Трельча </text:span>был введен специальный термин для <text:soft-page-break/>обозначения так<text:span text:style-name="T6">их </text:span>специфической черты лидера, как <text:span text:style-name="T38">харизма. </text:span>То есть существует перечень характеристик (черты, способности, умения), имеющих первостепенное значение для лидерского влияния и эффективности лидера. Согласно этой теории, прирожденные лидеры обладают наиболее эффективными моделями поведения и руководства. Основными типами лидеров являются харизматический, трансформационный.</text:p>
      <text:p text:style-name="P31"><text:tab/>Теория получила достаточно много опровержений в связи с тем, что разные виды жизнедеятельности социальной группы требуют разных качеств лидера.</text:p>
      <text:p text:style-name="P31"/>
      <text:p text:style-name="P39">Поведенческие теории.</text:p>
      <text:p text:style-name="P31"><text:span text:style-name="T6"><text:tab/></text:span><text:span text:style-name="T7">Психологический поведенческий п</text:span>одход, изучающий лидерские качества, послужил толчком к появлению и развитию других концепций лидерства. Если теории личностного подхода доказывали, что лидерство может быть свойством определенных личностных черт, то поведенческие теории доказывали, что успех лидера зависит не от того, кто он есть, а от того, как он действует.</text:p>
      <text:p text:style-name="P3"><text:tab/>Изучение образцов поведения, присущих лидерам, активно проходило в середине XX века. Опять начался поиск единственно верного пути, но по другому направлению — лидерское поведение. Важным отличием от концепции врожденных качеств было то, что данная концепция предполагала возможность подготовки лидеров по специальным программам. Исследователи лидерства стали искать ответ на вопрос: «Что и как делают лидеры?»</text:p>
      <text:p text:style-name="P3"><text:tab/>Наиболее известными теориями поведенческого подхода являются: теория трех стилей руководства; двухмерная концепция стилей руководства; исследования Мичиганского университета; управленческая решетка Р. Блейка и Д. Моутон; теория заменителей лидерства.</text:p>
      <text:p text:style-name="P39"/>
      <text:p text:style-name="P40">Системная теория.</text:p>
      <text:p text:style-name="P40"><text:tab/><text:span text:style-name="T38">Ситуационная теория </text:span>провозглашает значимость ситуации в процессе выдвижения лидера.</text:p>
      <text:p text:style-name="P1"><text:soft-page-break/>Лидер – функция ситуации. Если социальная ситуация существования группы кардинально меняется, высока вероятность смены лидера.<text:span text:style-name="T8"><text:line-break/></text:span><text:span text:style-name="T10">Т. Шибутани </text:span><text:span text:style-name="T8">выделил два психологических фактора, которые зависят от изменения ситуации: степень формализации группы и степень автономии членов группы.</text:span></text:p>
      <text:p text:style-name="P2">Типы социальных ситуаций в зависимости от изменения степени формализации отношений и автономии субъектов:</text:p>
      <text:p text:style-name="P1"><text:span text:style-name="T8">1) </text:span><text:span text:style-name="T10">внезапные критические ситуации. </text:span><text:span text:style-name="T8">Они являются непредсказуемыми, возникают как стихийный процесс и способствуют выдвижению нового лидера;</text:span></text:p>
      <text:p text:style-name="P1"><text:span text:style-name="T8">2) </text:span><text:span text:style-name="T10">критические повторяющиеся, предсказуемые ситуации. </text:span><text:span text:style-name="T8">Лидеров и руководителей специально готовят для определенных действий в таких ситуациях;</text:span></text:p>
      <text:p text:style-name="P1"><text:span text:style-name="T8">3) </text:span><text:span text:style-name="T10">типичные повторяющиеся ситуации</text:span><text:span text:style-name="T8">, в основе которых лежат конвенциональные нормы.</text:span></text:p>
      <text:p text:style-name="P2">Такие ситуации обычно не предполагают наличия лидера.</text:p>
      <text:p text:style-name="P2">Люди, склонные к доминированию в общении, часто здесь выступают в роли лидера;</text:p>
      <text:p text:style-name="P1"><text:span text:style-name="T8">4) </text:span><text:span text:style-name="T10">типичные повторяющиеся конвенциональные ситуации</text:span><text:span text:style-name="T8">, возникающие в учреждениях разного вида (все, что связано с работой большинства людей);</text:span></text:p>
      <text:p text:style-name="P40"><text:span text:style-name="T8"><text:tab/>5) </text:span><text:span text:style-name="T10">групповые ритуалы. </text:span><text:span text:style-name="T8">Это неформальные отношения, определяющие шаблоны социального поведения большинства членов группы.</text:span></text:p>
      <text:p text:style-name="P4"/>
      <text:p text:style-name="P4">Системная теория лидерства.</text:p>
      <text:p text:style-name="P5"><text:tab/>Согласно этой теории лидерство рассматривается как процесс организации межличностных отношений в группе, а лидер – как субъект управления этим процессом. При таком подходе лидерство интерпретируется как функция группы, хотя и структура личности лидеров при этом не должна сбрасываться со счетов. <text:s/></text:p>
      <text:p text:style-name="P32"><text:soft-page-break/><text:span text:style-name="T15"><text:tab/>В эту теории включены основные три идеи всех трех предыдущих подходов и теорий. </text:span><text:span text:style-name="T8">Её сторонники полагают, что лидерство определяется и личностными качествами, и их соответствием требованиям ситуации. С их точки зрения, лидерами не рождаются, а становятся. Лидер выдвигается в процессе функционирования малой группы, по мере разворачивания совместной деятельности и общения. Поэтому, согласно этой теории, лидерство нельзя рассматривать в отрыве от групповых процессов.</text:span></text:p>
      <text:p text:style-name="P6"><text:tab/>Фрейд З. рассматривал стремление к власти, лидерству в качестве сублимации подавленного либидо либо проявления Эдипова комплекса символизирующего постоянный процесс соперничества между отцом и его сыновьями.</text:p>
      <text:p text:style-name="P32"><text:span text:style-name="T10"><text:tab/>А. Адлер </text:span><text:span text:style-name="T8">считал, что стремление к власти порождается страхом. Кто боится людей, видит необходимость властвовать над ними.</text:span></text:p>
      <text:p text:style-name="P6"/>
      <text:p text:style-name="P10"><text:span text:style-name="T40">Задание </text:span><text:span text:style-name="T38">3. </text:span>Выделяется пять основных направлених отечественных школ, изучающих лидерство в психологии:</text:p>
      <text:p text:style-name="P33"><text:span text:style-name="T16">1) Л</text:span><text:span text:style-name="T8">ениградско-петербургская — Е. С. Кузьмина (1967);</text:span></text:p>
      <text:p text:style-name="P33"><text:span text:style-name="T16">2)</text:span><text:span text:style-name="T8"> </text:span><text:span text:style-name="T16">К</text:span><text:span text:style-name="T8">урско-костромская — Л. И. Умаиского (1972); </text:span></text:p>
      <text:p text:style-name="P33"><text:span text:style-name="T16">3)</text:span><text:span text:style-name="T8"> </text:span><text:span text:style-name="T16">Л</text:span><text:span text:style-name="T8">ениградско-петербургская — Б. Д. Парыгина (1973);</text:span></text:p>
      <text:p text:style-name="P33"><text:span text:style-name="T16">4) М</text:span><text:span text:style-name="T8">осковская — Р. Л. Кричевского (1977).</text:span></text:p>
      <text:p text:style-name="P33"><text:span text:style-name="T16">5)</text:span><text:span text:style-name="T8"> </text:span><text:span text:style-name="T16">М</text:span><text:span text:style-name="T8">осковская — А. В. Петровского (1980);</text:span></text:p>
      <text:p text:style-name="P7"/>
      <text:p text:style-name="P11">1) Ленинградско-петербургская школа лидерства Е.С Кузьмина является пожалуй, одной из самых многочисленных по представленности известных имён в социальной психологии.</text:p>
      <text:p text:style-name="P11">Характерные особенности этой школы:</text:p>
      <text:p text:style-name="P11">а) Гармоничное сочетание зарубежных и отечественных достижений.</text:p>
      <text:p text:style-name="P11">б) Преодолена дистанцированность от зарубежной лидерологии.</text:p>
      <text:p text:style-name="P11">в) Проведена работа по адаптации зарубежных и созданию отечетсвенных методов и методик изучения лидерства.</text:p>
      <text:p text:style-name="P11"><text:soft-page-break/>г) Был внесён огромный вклад в разработку теоритических вопросов лидерства и руководства.</text:p>
      <text:p text:style-name="P11">д) Произведены многочисленные экспериментальные исследования, посвящённые различным аспектам лидерства и руководства.</text:p>
      <text:p text:style-name="P11">е) Были разработаны программы обучения лидеров и руководителей коммуникативным навыкам. </text:p>
      <text:p text:style-name="P11"/>
      <text:p text:style-name="P11">2) Курско-костромская школа в отечественной лидерологии связана с именем Л.И. Уманского(1980, 2001).</text:p>
      <text:p text:style-name="P11">Характерные особенности этой школы:</text:p>
      <text:p text:style-name="P11">а) Лидерство рассматривалось в рамках параметрометрической концепции группы.</text:p>
      <text:p text:style-name="P11">б) Лидерство дифференцировалось оп типам, была создана оригинальная типология лидерства.</text:p>
      <text:p text:style-name="P11">в) Разработаны оригинальные методики для лабораторного изучения лидерства.</text:p>
      <text:p text:style-name="P11">г) Лидера изучались в реальных группах, причем часть этих исследований проводилось в специально организованных юношеских лагерях по подготовке общественных лидеров.</text:p>
      <text:p text:style-name="P11">д) Исследовалось девиантное лидерство.</text:p>
      <text:p text:style-name="P11">е) Были установлены многочисленные эмпирические закономерности.</text:p>
      <text:p text:style-name="P11">ё) Были созданы специальные обучающие программы для лидеров.</text:p>
      <text:p text:style-name="P11"/>
      <text:p text:style-name="P13">3) Ленинградско-петербургская школа связана с именем Б.Д. Парыгин.</text:p>
      <text:p text:style-name="P12">Характерные особенности этой школы:</text:p>
      <text:p text:style-name="P13">а) Были разработаны четкие критерии разделения понятий лидерства и руководства.</text:p>
      <text:p text:style-name="P13">б) Создана типология лидеров — одна из наиболее полных.</text:p>
      <text:p text:style-name="P13">в) Лидерство и руководство экспериментально изучалось в связи с психологический климатом.</text:p>
      <text:p text:style-name="P13"/>
      <text:p text:style-name="P13"><text:soft-page-break/>4) Работы петербургско-московского психолого Р.Л. Кричевского и его сотрудников внесли важный вклад в психологию.</text:p>
      <text:p text:style-name="P12">Характерные особенности этой школы:</text:p>
      <text:p text:style-name="P13">а) Была разработана концепция лидерства как ценностного обмена между лидером и группой.</text:p>
      <text:p text:style-name="P13">б) Сделано актуальное для того периода обобщение зарубежных работ.</text:p>
      <text:p text:style-name="P13">в) Лидерство изучалось в группах школьников, студентов, в спортивных командах.</text:p>
      <text:p text:style-name="P13">г) <text:s/>Была расширена феноменология лидерства.</text:p>
      <text:p text:style-name="P13">д) изучены механизмы лидерства.</text:p>
      <text:p text:style-name="P13">е) изучены факторы дифференциации.</text:p>
      <text:p text:style-name="P13">ё) изучены личностные детерминанты.</text:p>
      <text:p text:style-name="P13"/>
      <text:p text:style-name="P13">5) В московской школе А.В. Петровского(19880) осуществлялся подход к лидерству с позиций уровня развития группы.</text:p>
      <text:p text:style-name="P12">Характерные особенности этой школы:</text:p>
      <text:p text:style-name="P13">а) Была создана теоритическая топологическая модель деятельностного опостредствования лидерских черт.</text:p>
      <text:p text:style-name="P34"><text:span text:style-name="T17">б) Предложена </text:span><text:span text:style-name="T8">теоретическ</text:span><text:span text:style-name="T17">ая</text:span><text:span text:style-name="T8"> топологическ</text:span><text:span text:style-name="T17">ая</text:span><text:span text:style-name="T8"> модель деятельностного опосредствования лидерских черт, что позволило по-новому взглянуть на старую проблему — «личность лидера».</text:span></text:p>
      <text:p text:style-name="P8"/>
      <text:p text:style-name="P34"><text:span text:style-name="T12">Задание </text:span><text:span text:style-name="T11">4.</text:span><text:span text:style-name="T17"> </text:span><text:span text:style-name="T8">Авторитет (от </text:span><text:span text:style-name="T18">лат. слов </text:span><text:span text:style-name="T8">власть – влияние), в широком смысле – общепризнанное влияние лица или организации в различных сферах общественной жизни, основанное на знаниях, нравственных достоинствах, опыте; в узком – одна из форм осуществления власти.</text:span></text:p>
      <text:p text:style-name="P14">Выделяют следующие виды лидерства:</text:p>
      <text:p text:style-name="P35"><text:span text:style-name="T18">1) Харизматичный. </text:span><text:span text:style-name="T8">Основан на сильных личностных качествах лидера.</text:span></text:p>
      <text:p text:style-name="P35"><text:span text:style-name="T18">2) Традиционный. Основан на традиции,</text:span><text:span text:style-name="T8"> которая основывается на почитание обычаев, условностей и определенных форм поведения.</text:span></text:p>
      <text:p text:style-name="P35"><text:soft-page-break/><text:span text:style-name="T18">3) Авторитет роли или положения. О</text:span><text:span text:style-name="T8">пределя</text:span><text:span text:style-name="T18">ет</text:span><text:span text:style-name="T8">ся положением лица или ролью, которую оно играет, иногда, несмотря на личные качества обладателя. </text:span></text:p>
      <text:p text:style-name="P35"><text:span text:style-name="T18">4) Юридический или правовой. О</text:span><text:span text:style-name="T8">бусловлен юридическим правом, </text:span><text:span text:style-name="T18">наиболее формальный вид авторитета.</text:span></text:p>
      <text:p text:style-name="P35"><text:span text:style-name="T18">5) Авторитет квалификации. </text:span><text:span text:style-name="T8">Строится на особом умении, опыте или знании обладателя.</text:span></text:p>
      <text:p text:style-name="P9"/>
      <text:p text:style-name="P15"><text:span text:style-name="T40">Задание </text:span><text:span text:style-name="T38">5.</text:span> Функции, входящие в структуру деятельности лидера:</text:p>
      <text:p text:style-name="P15">1) Целеполагающая функция.</text:p>
      <text:p text:style-name="P15"><text:tab/>Определение более важной задачи коллективной деятельности, методов и средств её достижения. В основном заключается в планировании, организации и прогнозировании.</text:p>
      <text:p text:style-name="P15">2) Дисциплинарная функция.</text:p>
      <text:p text:style-name="P15"><text:tab/>Поддержание в коллективе должной «среды» для достижения лучшей продуктивности и работоспособности, мониторинг выполнения каждый членом коллектива своих обязанностей.</text:p>
      <text:p text:style-name="P15">3) Коммуникативно-регулирующая функция.</text:p>
      <text:p text:style-name="P15"><text:tab/>Регулирование в коллективе взимоотношений между членами коллектива и при необходимости наставление участников коллектива по поводу их деятельности.</text:p>
      <text:p text:style-name="P15">4) Экспертно-консультативная функция.</text:p>
      <text:p text:style-name="P15"><text:tab/>Определяет профессиональную компетентность лидера.</text:p>
      <text:p text:style-name="P15">5) Правительственная функция.</text:p>
      <text:p text:style-name="P15"><text:tab/>Представление коллектива во внешних, более «высоких» организациях.</text:p>
      <text:p text:style-name="P15">6) Психотерапевтическая функция.</text:p>
      <text:p text:style-name="P15"><text:tab/>Предотвращение и решение возникающих в процессе деятельности конфликтных ситуаций в коллективе.</text:p>
      <text:p text:style-name="P15">7) Воспитательная функция.</text:p>
      <text:p text:style-name="P16"/>
      <text:p text:style-name="P15"><text:soft-page-break/><text:tab/>Формирование и развитие коллективности и сплочённости в совместной деятельности, максимальной вложенности каждого члена коллектива в трудовой процесс.</text:p>
      <text:p text:style-name="P15"/>
      <text:p text:style-name="P16"><text:span text:style-name="T40">Задание </text:span><text:span text:style-name="T38">6. </text:span>Стадии командообразования Такмену и Дженсону:</text:p>
      <text:p text:style-name="P16">1) Формирование (стадия рабочей группы)</text:p>
      <text:p text:style-name="P26"><text:span text:style-name="T24"><text:tab/>Л</text:span><text:span text:style-name="T57">юди сосредоточены на освоении ситуации, распознавании социального и рабочего контекста. В это же время выполняются рабочие задания, для которых в сознании участников пока еще не сформированы критерии оценки. Участники бывают смущены, но не позволяют себе агрессии, поскольку еще не все выяснено, и еще неизвестно, какая реакция может последовать. Люди на начальном этапе достаточно отстранены друг от друга. <text:line-break/></text:span><text:span text:style-name="Strong_20_Emphasis"><text:span text:style-name="T59">Задача лидера</text:span></text:span><text:span text:style-name="T58"> </text:span><text:span text:style-name="T57">– помочь познакомиться, справиться со страхами, неуверенностью и смущением.</text:span></text:p>
      <text:p text:style-name="P41">2) Бурление (стадия псевдокоманды)</text:p>
      <text:p text:style-name="P41"><text:tab/>На этой стадии происходит множество конфликтов, каждый участник начинает отстаивать своё мнение, так как за время предыдущего этапа, этого мнения накопилось в излишке и поняв механизмы люди начинают себя вести более открыто. Люди начинают неосознанно искать единомышленников и делить группу на «своих и чужих». Происходит выявление личных качеств, объединение в малые группы, проверка друг друга, кто-то покинет группу. Особенно на этом этапе тяжело лидеру, его проверяют на компетентность и право быть лидером. На этом этапе лидер должен не закрывать глаза на конфликты, а перевести их в управляемое русло.</text:p>
      <text:p text:style-name="P41">3) Нормирование (стадия потенциальной команды <text:span text:style-name="T41">и в случае успеха стадия реальной команды</text:span>)</text:p>
      <text:p text:style-name="P41"><text:tab/>На да<text:span text:style-name="T41">нном этапе люди начинают вырабатывать правила и нормы, люди приспосабливается. Формируются способы взаимодействия между собой и с внешним миром. Происходит объединение вокруг общих целей. Лидер на этапе </text:span><text:soft-page-break/><text:span text:style-name="T41">нормирования должен активно участвовать в проработке групповых правил, он должен корректировать критерии успешности выполнения поставленных задач.</text:span></text:p>
      <text:p text:style-name="P42">4) Функционирование (стадия высокопроизводительной команды)</text:p>
      <text:p text:style-name="P42"><text:tab/>Участники вырабатывают доверительные отношения между собой и способны комфортно работать. Наблюдается гибкое взаимопонимания, поддержка друг друга, комфортная атмосферу, эффективное достижение общих целей. Лидер должен оценивать общие и индивидуальные успехи. Его роль поддерживать и поощрять сплоченность, поддерживать справедливость в команде.</text:p>
      <text:p text:style-name="P17"/>
      <text:p text:style-name="P17"><text:span text:style-name="T40">Задание </text:span><text:span text:style-name="T38">7.</text:span></text:p>
      <text:p text:style-name="P18"><text:span text:style-name="T38">Коммуникативная сторона</text:span> общения состоит в обмене информацией между общающимися индивидами. <text:span text:style-name="T60">общение нельзя рассматривать лишь как отправление информации какой-то передающей системой или как прием ее другой системой потому, что в отличие от простого "движения информации" между двумя устройствами здесь мы имеем дело с отношением двух индивидов, каждый из которых является активным субъектом: взаимное информирование их предполагает налаживание совместной деятельности. Поэтому в коммуникативном процессе и происходит не простое движение информации, но как минимум активный обмен ею. Обмен такой информацией обязательно предполагает воздействие на поведение партнера, т.е. знак изменяет состояние участников коммуникативного процесса. коммуникативное влияние как результат обмена информацией возможно лишь тогда, когда человек, направляющий информацию (коммуникатор), и человек, принимающий ее (реципиент), обладают единой или сходной системой кодификации и декодификации. На обыденном языке это правило выражается в словах: "все должны говорить на одном языке".</text:span></text:p>
      <text:p text:style-name="P36"><text:span text:style-name="T14">Интерактивная сторона</text:span><text:span text:style-name="T27"> общения заключатся в организации взаимодействия между общающимися индивидами, то есть между ними происходит обмен не только знаниями и идеями, но и действиями, какими-то </text:span><text:soft-page-break/><text:span text:style-name="T27">поступками, для участников важно организовать не только обмен информацией, но и спланировать общую деятельность. </text:span><text:span text:style-name="T60">В социальной психологии существует несколько различных попыток структурировать взаимодействие. Это транзактный анализ Э. Берн, предполагающий наличие в структуре личности 3-х подструктур: Родитель, Взрослый и Ребенок; теория Парсонса, подход польского социолога Я. Щепаньского.</text:span><text:span text:style-name="T27"> </text:span></text:p>
      <text:p text:style-name="P43"><text:span text:style-name="T13">Перцептивная сторона</text:span><text:span text:style-name="T26"> общения характеризуется процессом восприятия и познания друг друга партнерами по общению и установления на основе взаимопониямания. </text:span><text:span text:style-name="T28">Поскольку </text:span><text:span text:style-name="T29">человек вступает в общение всегда как личность, постольку он воспринимается </text:span><text:span text:style-name="T30">и другим человеком — партнером по общению — также как личность. На </text:span><text:span text:style-name="T29">основе внешней стороны поведения мы как бы «читаем» другого человека, расшифровываем значение его внешних данных. Впечатления, которые возникают при этом, играют важную регулятивную роль </text:span><text:span text:style-name="T31">в процессе общения. Во-первых, потому, что, познавая другого, формируется и </text:span><text:span text:style-name="T32">сам познающий индивид. Во-вторых, потому, что от меры точности </text:span><text:span text:style-name="T31">«прочтения» другого человека зависит успех организации с ним согласованных </text:span><text:span text:style-name="T33">действий.</text:span></text:p>
      <text:p text:style-name="P44"><text:span text:style-name="T33"/></text:p>
      <text:p text:style-name="P37"><text:span text:style-name="T36">Задание 8.</text:span><text:span text:style-name="T34"> </text:span><text:span text:style-name="T33">Концепция Эрика Берна (1992) дает возможность глубже заглянуть в процессы трансакций или взаимодействий между руководителем и подчиненным. В соответствии с его теорией человек, вступающий в коммуникацию, может занять одну из трех возможных личностных позиций: позицию Родителя, Взрослого или Ребенка (Дитя). Теория Берна фактически базируется на психоаналитической структуре личности, состоящей из подструктур «Оно», «Я» и «Сверх-Я». Каждой позиции в коммуникации соответствует определенная структура личности: позиции Родителя — структура «Сверх-Я»; позиции Взрослого — «Я» и позиции Ребенка — «Оно».</text:span></text:p>
      <text:p text:style-name="P44"><text:span text:style-name="T33">Три эго-состояния, которые выделял Берн:</text:span></text:p>
      <text:p text:style-name="P46">а) Позиция ребенка, “дитяти” (позиция Д). Сохраняется от раннего возраста. Сосредоточивает в себе сильные и слабые стороны детской натуры. К “сильным”, видимо, следует отнести раскованность, творческие порывы, <text:soft-page-break/>импульсивную жизнерадостность, фантазию, любопытство. К “слабым” — пугливость, неуверенность, беспомощность, доверчивость, несдержанность. </text:p>
      <text:p text:style-name="P46">б) Позиция родителя (позиция Р). Усваивается в детстве за счет обожания старших и подражания им. Ее сильные стороны: уверенность в правоте моральных требований, способность к авторитетному тону, к покровительству и защите слабого. Менее привлекательные черты: безапелляционность, догматизм, сознание превосходства и права “карать”. </text:p>
      <text:p text:style-name="P47"><text:span text:style-name="T35">в) Позиция взрослого (позиция В). Расчет действий, контроль над ними, трезвость в оценках, понимание относительности догм. При этом излишний скептицизм, скованность (недостаток спонтанности), бедность фантазии, недооценка эмоциональной стороны жизни.</text:span></text:p>
      <text:p text:style-name="P47"><text:span text:style-name="T33"/></text:p>
      <text:p text:style-name="P48"><text:span text:style-name="T37">Задание 9.</text:span><text:span text:style-name="T35"> Конфликт – это такое отношение между субъектами социального взаимодействия, которое характеризуется их противоборством на основе противоположно направленных мотивов и предполагает нанесение взаимного ущерба.</text:span></text:p>
      <text:p text:style-name="P48"><text:span text:style-name="T35">Стадии и фазы протекания конфликта:</text:span></text:p>
      <text:p text:style-name="P48"><text:span text:style-name="T35">1. Предконфликтная стадия представлена двумя фазами - депривации и напряженности.</text:span></text:p>
      <text:p text:style-name="P19"><text:s/>Депривация - это состояние неудовлетворенности, вызванное несоответствием между ожидаемым и полученным объемом благ. </text:p>
      <text:p text:style-name="P22"><text:span text:style-name="T35"><text:s text:c="5"/>Социальная напряженность - это специфическая ситуация оценки событий участниками конфликта, которая характеризуется эмоциональной возбудимостью и нарушением или ослаблением привычных регуляторов поведения. </text:span></text:p>
      <text:p text:style-name="P48"><text:span text:style-name="T35">2. Конфликтная стадия. Происходит в несколько фаз:</text:span></text:p>
      <text:list xml:id="list2844035557" text:style-name="L1">
        <text:list-item>
          <text:p text:style-name="P21">начало - с инцидента или повода, вызывающего реакцию конфликтующих сторон;</text:p>
        </text:list-item>
        <text:list-item>
          <text:p text:style-name="P21">участники конфликта «осознают» противника и свои с ним противоречия;</text:p>
        </text:list-item>
        <text:list-item>
          <text:p text:style-name="P21">участники конфликта формулируют цели борьбы, проводя оценку и мобилизацию ресурсов;</text:p>
        </text:list-item>
        <text:list-item>
          <text:p text:style-name="P25"><text:span text:style-name="T35">участники конфликта предпринимают открытые действия по достижению своих целей и блокированию таковых у противника.</text:span></text:p>
        </text:list-item>
      </text:list>
      <text:p text:style-name="P48"><text:soft-page-break/><text:span text:style-name="T35">3. Стадия разрешения конфликта.</text:span></text:p>
      <text:p text:style-name="P23"><text:span text:style-name="T65">Н</text:span><text:span text:style-name="T35">аступает в том случае, если его участники выбирают третью стратегию поведения - поиск способов разрешения конфликта. Полное разрешение конфликта происходит через изменение, как объективной его ситуации, так и субъективной перестройки противников. Это превращает враждебные отношения сторон в партнерские</text:span></text:p>
      <text:p text:style-name="P48"><text:span text:style-name="T35">4. Постконфликтная стадия.</text:span></text:p>
      <text:p text:style-name="P20"><text:span text:style-name="T64">О</text:span>пределяется как избранным способом разрешения</text:p>
      <text:p text:style-name="P20">данного конфликта, так и общей фирменной стратегией управления конфликтами.</text:p>
      <text:p text:style-name="P24"><text:span text:style-name="T35">Если конфликт был подавлен силовыми методами, вполне вероятно его воспроизведение через некоторое время. В этом случае его не следует оценивать как завершенный. </text:span></text:p>
      <text:p text:style-name="P48"/>
      <text:p text:style-name="P17"><text:span text:style-name="T60"/></text:p>
      <text:p text:style-name="P4"><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Обычный_20__28_веб_29_" style:display-name="Обычный (веб)" style:family="paragraph" style:parent-style-name="Standard">
      <style:paragraph-properties fo:margin-top="0.1945in" fo:margin-bottom="0.1945in" style:contextual-spacing="false"/>
    </style:style>
    <style:style style:name="Текст" style:family="paragraph" style:parent-style-name="Standard">
      <style:paragraph-properties fo:margin-top="0in" fo:margin-bottom="0in" style:contextual-spacing="false" fo:line-height="100%"/>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9T10:45:26.744156139</meta:creation-date>
    <dc:date>2022-04-17T17:37:43.836706114</dc:date>
    <meta:editing-duration>PT1H3M49S</meta:editing-duration>
    <meta:editing-cycles>5</meta:editing-cycles>
    <meta:generator>LibreOffice/7.3.2.2$Linux_X86_64 LibreOffice_project/30$Build-2</meta:generator>
    <meta:document-statistic meta:table-count="0" meta:image-count="0" meta:object-count="0" meta:page-count="12" meta:paragraph-count="128" meta:word-count="2245" meta:character-count="18304" meta:non-whitespace-character-count="16111"/>
  </office:meta>
</office:document-meta>
</file>